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89.69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121.41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81.1pt"/>
    </style:style>
    <style:style style:name="co12" style:family="table-column">
      <style:table-column-properties fo:break-before="auto" style:column-width="37.3pt"/>
    </style:style>
    <style:style style:name="co13" style:family="table-column">
      <style:table-column-properties fo:break-before="auto" style:column-width="85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00ff"/>
      <style:text-properties fo:font-size="12pt" style:font-size-asian="12pt" style:font-size-complex="12pt"/>
    </style:style>
    <style:style style:name="ce2" style:family="table-cell" style:parent-style-name="Default">
      <style:text-properties fo:color="#000000"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0000ff"/>
      <style:text-properties fo:font-size="12pt" style:font-size-asian="12pt" style:font-size-complex="12pt"/>
    </style:style>
    <style:style style:name="ce5" style:family="table-cell" style:parent-style-name="Default" style:data-style-name="N1">
      <style:map style:condition="cell-content()=[$ppa.$C$11]" style:apply-style-name="Untitled1" style:base-cell-address="ppa.C2"/>
    </style:style>
    <style:style style:name="ce6" style:family="table-cell" style:parent-style-name="Default" style:data-style-name="N1">
      <style:text-properties fo:color="#000000" fo:font-style="normal" style:font-style-asian="normal" style:font-style-complex="normal"/>
      <style:map style:condition="cell-content()=[$ppa.$C$11]" style:apply-style-name="Untitled1" style:base-cell-address="ppa.C2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>
      <style:table-cell-properties fo:background-color="#0000ff"/>
      <style:text-properties fo:font-size="12pt" style:font-size-asian="12pt" style:font-size-complex="12pt"/>
    </style:style>
    <style:style style:name="ce10" style:family="table-cell" style:parent-style-name="Default" style:data-style-name="N122">
      <style:map style:condition="cell-content()=[$ppa.$D$11]" style:apply-style-name="Untitled1" style:base-cell-address="ppa.D2"/>
    </style:style>
    <style:style style:name="ce11" style:family="table-cell" style:parent-style-name="Default" style:data-style-name="N122">
      <style:text-properties fo:color="#000000" fo:font-style="normal" style:font-style-asian="normal" style:font-style-complex="normal"/>
      <style:map style:condition="cell-content()=[$ppa.$D$11]" style:apply-style-name="Untitled1" style:base-cell-address="ppa.D2"/>
    </style:style>
    <style:style style:name="ce12" style:family="table-cell" style:parent-style-name="Default" style:data-style-name="N122"/>
    <style:style style:name="ce13" style:family="table-cell" style:parent-style-name="Default" style:data-style-name="N122">
      <style:table-cell-properties fo:background-color="#3333ff"/>
      <style:text-properties fo:color="#ffffff" fo:font-size="12pt" style:font-size-asian="12pt" style:font-size-complex="12pt"/>
    </style:style>
    <style:style style:name="ce14" style:family="table-cell" style:parent-style-name="Default" style:data-style-name="N122">
      <style:table-cell-properties fo:background-color="#ffcc00"/>
      <style:map style:condition="cell-content()=[$ppa.$E$11]" style:apply-style-name="Untitled1" style:base-cell-address="ppa.E2"/>
    </style:style>
    <style:style style:name="ce15" style:family="table-cell" style:parent-style-name="Default" style:data-style-name="N122">
      <style:text-properties style:font-name="Liberation Sans"/>
      <style:map style:condition="cell-content()=[$ppa.$F$11]" style:apply-style-name="Untitled1" style:base-cell-address="ppa.F2"/>
    </style:style>
    <style:style style:name="ce1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$ppa.$F$11]" style:apply-style-name="Untitled1" style:base-cell-address="ppa.F2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$ppa.$F$11]" style:apply-style-name="Untitled1" style:base-cell-address="ppa.F2"/>
    </style:style>
    <style:style style:name="ce18" style:family="table-cell" style:parent-style-name="Default" style:data-style-name="N122">
      <style:text-properties fo:color="#000000" style:font-name="Liberation Sans" fo:font-style="normal" style:font-style-asian="normal" style:font-style-complex="normal"/>
      <style:map style:condition="cell-content()=[$ppa.$F$11]" style:apply-style-name="Untitled1" style:base-cell-address="ppa.F2"/>
    </style:style>
    <style:style style:name="ce19" style:family="table-cell" style:parent-style-name="Default" style:data-style-name="N1">
      <style:map style:condition="cell-content()=[$ppa.$G$11]" style:apply-style-name="Untitled1" style:base-cell-address="ppa.G2"/>
    </style:style>
    <style:style style:name="ce20" style:family="table-cell" style:parent-style-name="Default" style:data-style-name="N1">
      <style:text-properties fo:color="#000000" fo:font-style="normal" style:font-style-asian="normal" style:font-style-complex="normal"/>
      <style:map style:condition="cell-content()=[$ppa.$G$11]" style:apply-style-name="Untitled1" style:base-cell-address="ppa.G2"/>
    </style:style>
    <style:style style:name="ce21" style:family="table-cell" style:parent-style-name="Default" style:data-style-name="N1">
      <style:text-properties fo:font-style="italic" style:font-style-asian="italic" style:font-style-complex="italic"/>
    </style:style>
    <style:style style:name="ce22" style:family="table-cell" style:parent-style-name="Default" style:data-style-name="N1">
      <style:table-cell-properties fo:background-color="#0000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[$ppa.$H$11]" style:apply-style-name="Untitled1" style:base-cell-address="ppa.H2"/>
    </style:style>
    <style:style style:name="ce24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color="#000000" fo:font-style="normal" fo:font-weight="bold" style:font-style-asian="normal" style:font-weight-asian="bold" style:font-style-complex="normal" style:font-weight-complex="bold"/>
      <style:map style:condition="cell-content()=[$ppa.$H$11]" style:apply-style-name="Untitled1" style:base-cell-address="ppa.H2"/>
    </style:style>
    <style:style style:name="ce25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[$ppa.$I$11]" style:apply-style-name="Untitled1" style:base-cell-address="ppa.I2"/>
    </style:style>
    <style:style style:name="ce26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color="#000000" fo:font-style="normal" fo:font-weight="bold" style:font-style-asian="normal" style:font-weight-asian="bold" style:font-style-complex="normal" style:font-weight-complex="bold"/>
      <style:map style:condition="cell-content()=[$ppa.$I$11]" style:apply-style-name="Untitled1" style:base-cell-address="ppa.I2"/>
    </style:style>
    <style:style style:name="ce27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[$ppa.$J$11]" style:apply-style-name="Untitled1" style:base-cell-address="ppa.J2"/>
    </style:style>
    <style:style style:name="ce28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color="#000000" fo:font-style="normal" fo:font-weight="bold" style:font-style-asian="normal" style:font-weight-asian="bold" style:font-style-complex="normal" style:font-weight-complex="bold"/>
      <style:map style:condition="cell-content()=[$ppa.$J$11]" style:apply-style-name="Untitled1" style:base-cell-address="ppa.J2"/>
    </style:style>
    <style:style style:name="ce29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[$ppa.$K$11]" style:apply-style-name="Untitled1" style:base-cell-address="ppa.K2"/>
    </style:style>
    <style:style style:name="ce30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color="#000000" fo:font-style="normal" fo:font-weight="bold" style:font-style-asian="normal" style:font-weight-asian="bold" style:font-style-complex="normal" style:font-weight-complex="bold"/>
      <style:map style:condition="cell-content()=[$ppa.$K$11]" style:apply-style-name="Untitled1" style:base-cell-address="ppa.K2"/>
    </style:style>
    <style:style style:name="ce31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[$ppa.$L$11]" style:apply-style-name="Untitled1" style:base-cell-address="ppa.L2"/>
    </style:style>
    <style:style style:name="ce32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color="#000000" fo:font-style="normal" fo:font-weight="bold" style:font-style-asian="normal" style:font-weight-asian="bold" style:font-style-complex="normal" style:font-weight-complex="bold"/>
      <style:map style:condition="cell-content()=[$ppa.$L$11]" style:apply-style-name="Untitled1" style:base-cell-address="ppa.L2"/>
    </style:style>
    <style:style style:name="ce33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=[$ppa.$M$11]" style:apply-style-name="Untitled1" style:base-cell-address="ppa.M2"/>
    </style:style>
  </office:automatic-styles>
  <office:body>
    <office:spreadsheet>
      <table:calculation-settings table:automatic-find-labels="false"/>
      <table:table table:name="p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8" table:number-columns-repeated="2" table:default-cell-style-name="ce8"/>
        <table:table-column table:style-name="co11" table:default-cell-style-name="ce8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Cache</text:p>
          </table:table-cell>
          <table:table-cell table:style-name="ce4" office:value-type="string" calcext:value-type="string">
            <text:p>AREA (A)</text:p>
          </table:table-cell>
          <table:table-cell table:style-name="ce9" office:value-type="string" calcext:value-type="string">
            <text:p>POWER (P)</text:p>
          </table:table-cell>
          <table:table-cell table:style-name="ce13" office:value-type="string" calcext:value-type="string">
            <text:p>CLK (DC) Hz</text:p>
          </table:table-cell>
          <table:table-cell table:style-name="ce9" office:value-type="string" calcext:value-type="string">
            <text:p>DELAY (D) ns</text:p>
          </table:table-cell>
          <table:table-cell table:style-name="ce4" office:value-type="string" calcext:value-type="string">
            <text:p>PERFORMANCE (B)</text:p>
          </table:table-cell>
          <table:table-cell table:style-name="ce22" office:value-type="string" calcext:value-type="string">
            <text:p>A*P</text:p>
          </table:table-cell>
          <table:table-cell table:style-name="ce22" office:value-type="string" calcext:value-type="string">
            <text:p>A*D</text:p>
          </table:table-cell>
          <table:table-cell table:style-name="ce22" office:value-type="string" calcext:value-type="string">
            <text:p>A*B</text:p>
          </table:table-cell>
          <table:table-cell table:style-name="ce22" office:value-type="string" calcext:value-type="string">
            <text:p>P*D</text:p>
          </table:table-cell>
          <table:table-cell table:style-name="ce22" office:value-type="string" calcext:value-type="string">
            <text:p>P*B</text:p>
          </table:table-cell>
          <table:table-cell table:style-name="ce22" office:value-type="string" calcext:value-type="string">
            <text:p>D*B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2MB</text:p>
          </table:table-cell>
          <table:table-cell office:value-type="string" calcext:value-type="string">
            <text:p>4kB</text:p>
          </table:table-cell>
          <table:table-cell table:style-name="ce5" table:formula="of:=[area.G2]" office:value-type="float" office:value="514.5" calcext:value-type="float">
            <text:p>515</text:p>
          </table:table-cell>
          <table:table-cell table:style-name="ce10"/>
          <table:table-cell table:style-name="ce14" table:formula="of:=1000000000/[.F2]" office:value-type="float" office:value="42219032.3397788" calcext:value-type="float">
            <text:p>42219032.340</text:p>
          </table:table-cell>
          <table:table-cell table:style-name="ce15" office:value-type="float" office:value="23.686" calcext:value-type="float">
            <text:p>23.686</text:p>
          </table:table-cell>
          <table:table-cell table:style-name="ce19" office:value-type="float" office:value="4323.096128" calcext:value-type="float">
            <text:p>4323</text:p>
          </table:table-cell>
          <table:table-cell table:style-name="ce23" table:formula="of:=[.C2]*[.D2]" office:value-type="float" office:value="0" calcext:value-type="float">
            <text:p>0</text:p>
          </table:table-cell>
          <table:table-cell table:style-name="ce25" table:formula="of:=[.C2]*[.F2]" office:value-type="float" office:value="12186.447" calcext:value-type="float">
            <text:p>12186</text:p>
          </table:table-cell>
          <table:table-cell table:style-name="ce27" table:formula="of:=[.C2]*[.G2]" office:value-type="float" office:value="2224232.957856" calcext:value-type="float">
            <text:p>2224233</text:p>
          </table:table-cell>
          <table:table-cell table:style-name="ce29" table:formula="of:=[.D2]*[.F2]" office:value-type="float" office:value="0" calcext:value-type="float">
            <text:p>0</text:p>
          </table:table-cell>
          <table:table-cell table:style-name="ce31" table:formula="of:=[.D2]*[.G2]" office:value-type="float" office:value="0" calcext:value-type="float">
            <text:p>0</text:p>
          </table:table-cell>
          <table:table-cell table:style-name="ce33" table:formula="of:=[.F2]*[.G2]*(10^-3)" office:value-type="float" office:value="102.396854887808" calcext:value-type="float">
            <text:p>1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B</text:p>
          </table:table-cell>
          <table:table-cell office:value-type="string" calcext:value-type="string">
            <text:p>8kB</text:p>
          </table:table-cell>
          <table:table-cell table:style-name="ce5" table:formula="of:=[area.G3]" office:value-type="float" office:value="512.5" calcext:value-type="float">
            <text:p>513</text:p>
          </table:table-cell>
          <table:table-cell table:style-name="ce10"/>
          <table:table-cell table:style-name="ce14" table:formula="of:=1000000000/[.F3]" office:value-type="float" office:value="40244687.7012234" calcext:value-type="float">
            <text:p>40244687.701</text:p>
          </table:table-cell>
          <table:table-cell table:style-name="ce16" office:value-type="float" office:value="24.848" calcext:value-type="float">
            <text:p>24.848</text:p>
          </table:table-cell>
          <table:table-cell table:style-name="ce19" office:value-type="float" office:value="4245.509998" calcext:value-type="float">
            <text:p>4246</text:p>
          </table:table-cell>
          <table:table-cell table:style-name="ce23" table:formula="of:=[.C3]*[.D3]" office:value-type="float" office:value="0" calcext:value-type="float">
            <text:p>0</text:p>
          </table:table-cell>
          <table:table-cell table:style-name="ce25" table:formula="of:=[.C3]*[.F3]" office:value-type="float" office:value="12734.6" calcext:value-type="float">
            <text:p>12735</text:p>
          </table:table-cell>
          <table:table-cell table:style-name="ce27" table:formula="of:=[.C3]*[.G3]" office:value-type="float" office:value="2175823.873975" calcext:value-type="float">
            <text:p>2175824</text:p>
          </table:table-cell>
          <table:table-cell table:style-name="ce29" table:formula="of:=[.D3]*[.F3]" office:value-type="float" office:value="0" calcext:value-type="float">
            <text:p>0</text:p>
          </table:table-cell>
          <table:table-cell table:style-name="ce31" table:formula="of:=[.D3]*[.G3]" office:value-type="float" office:value="0" calcext:value-type="float">
            <text:p>0</text:p>
          </table:table-cell>
          <table:table-cell table:style-name="ce33" table:formula="of:=[.F3]*[.G3]*(10^-3)" office:value-type="float" office:value="105.492432430304" calcext:value-type="float">
            <text:p>1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MB</text:p>
          </table:table-cell>
          <table:table-cell office:value-type="string" calcext:value-type="string">
            <text:p>16kB</text:p>
          </table:table-cell>
          <table:table-cell table:style-name="ce5" table:formula="of:=[area.G4]" office:value-type="float" office:value="531.5" calcext:value-type="float">
            <text:p>532</text:p>
          </table:table-cell>
          <table:table-cell table:style-name="ce10"/>
          <table:table-cell table:style-name="ce14" table:formula="of:=1000000000/[.F4]" office:value-type="float" office:value="42859591.9766844" calcext:value-type="float">
            <text:p>42859591.977</text:p>
          </table:table-cell>
          <table:table-cell table:style-name="ce17" office:value-type="float" office:value="23.332" calcext:value-type="float">
            <text:p>23.332</text:p>
          </table:table-cell>
          <table:table-cell table:style-name="ce19" office:value-type="float" office:value="4135.960585" calcext:value-type="float">
            <text:p>4136</text:p>
          </table:table-cell>
          <table:table-cell table:style-name="ce23" table:formula="of:=[.C4]*[.D4]" office:value-type="float" office:value="0" calcext:value-type="float">
            <text:p>0</text:p>
          </table:table-cell>
          <table:table-cell table:style-name="ce25" table:formula="of:=[.C4]*[.F4]" office:value-type="float" office:value="12400.958" calcext:value-type="float">
            <text:p>12401</text:p>
          </table:table-cell>
          <table:table-cell table:style-name="ce27" table:formula="of:=[.C4]*[.G4]" office:value-type="float" office:value="2198263.0509275" calcext:value-type="float">
            <text:p>2198263</text:p>
          </table:table-cell>
          <table:table-cell table:style-name="ce29" table:formula="of:=[.D4]*[.F4]" office:value-type="float" office:value="0" calcext:value-type="float">
            <text:p>0</text:p>
          </table:table-cell>
          <table:table-cell table:style-name="ce31" table:formula="of:=[.D4]*[.G4]" office:value-type="float" office:value="0" calcext:value-type="float">
            <text:p>0</text:p>
          </table:table-cell>
          <table:table-cell table:style-name="ce33" table:formula="of:=[.F4]*[.G4]*(10^-3)" office:value-type="float" office:value="96.50023236922" calcext:value-type="float">
            <text:p>9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4MB</text:p>
          </table:table-cell>
          <table:table-cell table:style-name="ce2" office:value-type="string" calcext:value-type="string">
            <text:p>4kB</text:p>
          </table:table-cell>
          <table:table-cell table:style-name="ce6" table:formula="of:=[area.G5]" office:value-type="float" office:value="516.5" calcext:value-type="float">
            <text:p>517</text:p>
          </table:table-cell>
          <table:table-cell table:style-name="ce11"/>
          <table:table-cell table:style-name="ce14" table:formula="of:=1000000000/[.F5]" office:value-type="float" office:value="42233296.7311428" calcext:value-type="float">
            <text:p>42233296.731</text:p>
          </table:table-cell>
          <table:table-cell table:style-name="ce18" office:value-type="float" office:value="23.678" calcext:value-type="float">
            <text:p>23.678</text:p>
          </table:table-cell>
          <table:table-cell table:style-name="ce20" office:value-type="float" office:value="4323.096128" calcext:value-type="float">
            <text:p>4323</text:p>
          </table:table-cell>
          <table:table-cell table:style-name="ce24" table:formula="of:=[.C5]*[.D5]" office:value-type="float" office:value="0" calcext:value-type="float">
            <text:p>0</text:p>
          </table:table-cell>
          <table:table-cell table:style-name="ce26" table:formula="of:=[.C5]*[.F5]" office:value-type="float" office:value="12229.687" calcext:value-type="float">
            <text:p>12230</text:p>
          </table:table-cell>
          <table:table-cell table:style-name="ce28" table:formula="of:=[.C5]*[.G5]" office:value-type="float" office:value="2232879.150112" calcext:value-type="float">
            <text:p>2232879</text:p>
          </table:table-cell>
          <table:table-cell table:style-name="ce30" table:formula="of:=[.D5]*[.F5]" office:value-type="float" office:value="0" calcext:value-type="float">
            <text:p>0</text:p>
          </table:table-cell>
          <table:table-cell table:style-name="ce32" table:formula="of:=[.D5]*[.G5]" office:value-type="float" office:value="0" calcext:value-type="float">
            <text:p>0</text:p>
          </table:table-cell>
          <table:table-cell table:style-name="ce33" table:formula="of:=[.F5]*[.G5]*(10^-3)" office:value-type="float" office:value="102.362270118784" calcext:value-type="float">
            <text:p>102</text:p>
          </table:table-cell>
          <table:table-cell table:style-name="ce2" office:value-type="string" calcext:value-type="string">
            <text:p>extra tag</text:p>
          </table:table-cell>
          <table:table-cell table:style-name="ce2" table:number-columns-repeated="1010"/>
        </table:table-row>
        <table:table-row table:style-name="ro2">
          <table:table-cell office:value-type="string" calcext:value-type="string">
            <text:p>4MB</text:p>
          </table:table-cell>
          <table:table-cell office:value-type="string" calcext:value-type="string">
            <text:p>8kB</text:p>
          </table:table-cell>
          <table:table-cell table:style-name="ce5" table:formula="of:=[area.G6]" office:value-type="float" office:value="511.25" calcext:value-type="float">
            <text:p>511</text:p>
          </table:table-cell>
          <table:table-cell table:style-name="ce10"/>
          <table:table-cell table:style-name="ce14" table:formula="of:=1000000000/[.F6]" office:value-type="float" office:value="40472721.385786" calcext:value-type="float">
            <text:p>40472721.386</text:p>
          </table:table-cell>
          <table:table-cell table:style-name="ce15" office:value-type="float" office:value="24.708" calcext:value-type="float">
            <text:p>24.708</text:p>
          </table:table-cell>
          <table:table-cell table:style-name="ce19" office:value-type="float" office:value="4001.348459" calcext:value-type="float">
            <text:p>4001</text:p>
          </table:table-cell>
          <table:table-cell table:style-name="ce23" table:formula="of:=[.C6]*[.D6]" office:value-type="float" office:value="0" calcext:value-type="float">
            <text:p>0</text:p>
          </table:table-cell>
          <table:table-cell table:style-name="ce25" table:formula="of:=[.C6]*[.F6]" office:value-type="float" office:value="12631.965" calcext:value-type="float">
            <text:p>12632</text:p>
          </table:table-cell>
          <table:table-cell table:style-name="ce27" table:formula="of:=[.C6]*[.G6]" office:value-type="float" office:value="2045689.39966375" calcext:value-type="float">
            <text:p>2045689</text:p>
          </table:table-cell>
          <table:table-cell table:style-name="ce29" table:formula="of:=[.D6]*[.F6]" office:value-type="float" office:value="0" calcext:value-type="float">
            <text:p>0</text:p>
          </table:table-cell>
          <table:table-cell table:style-name="ce31" table:formula="of:=[.D6]*[.G6]" office:value-type="float" office:value="0" calcext:value-type="float">
            <text:p>0</text:p>
          </table:table-cell>
          <table:table-cell table:style-name="ce33" table:formula="of:=[.F6]*[.G6]*(10^-3)" office:value-type="float" office:value="98.865317724972" calcext:value-type="float">
            <text:p>99</text:p>
          </table:table-cell>
          <table:table-cell office:value-type="string" calcext:value-type="string">
            <text:p>Lage misses?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MB</text:p>
          </table:table-cell>
          <table:table-cell office:value-type="string" calcext:value-type="string">
            <text:p>16kB</text:p>
          </table:table-cell>
          <table:table-cell table:style-name="ce5" table:formula="of:=[area.G7]" office:value-type="float" office:value="532" calcext:value-type="float">
            <text:p>532</text:p>
          </table:table-cell>
          <table:table-cell table:style-name="ce10"/>
          <table:table-cell table:style-name="ce14" table:formula="of:=1000000000/[.F7]" office:value-type="float" office:value="40011203.1368783" calcext:value-type="float">
            <text:p>40011203.137</text:p>
          </table:table-cell>
          <table:table-cell table:style-name="ce15" office:value-type="float" office:value="24.993" calcext:value-type="float">
            <text:p>24.993</text:p>
          </table:table-cell>
          <table:table-cell table:style-name="ce19" office:value-type="float" office:value="4135.960585" calcext:value-type="float">
            <text:p>4136</text:p>
          </table:table-cell>
          <table:table-cell table:style-name="ce23" table:formula="of:=[.C7]*[.D7]" office:value-type="float" office:value="0" calcext:value-type="float">
            <text:p>0</text:p>
          </table:table-cell>
          <table:table-cell table:style-name="ce25" table:formula="of:=[.C7]*[.F7]" office:value-type="float" office:value="13296.276" calcext:value-type="float">
            <text:p>13296</text:p>
          </table:table-cell>
          <table:table-cell table:style-name="ce27" table:formula="of:=[.C7]*[.G7]" office:value-type="float" office:value="2200331.03122" calcext:value-type="float">
            <text:p>2200331</text:p>
          </table:table-cell>
          <table:table-cell table:style-name="ce29" table:formula="of:=[.D7]*[.F7]" office:value-type="float" office:value="0" calcext:value-type="float">
            <text:p>0</text:p>
          </table:table-cell>
          <table:table-cell table:style-name="ce31" table:formula="of:=[.D7]*[.G7]" office:value-type="float" office:value="0" calcext:value-type="float">
            <text:p>0</text:p>
          </table:table-cell>
          <table:table-cell table:style-name="ce33" table:formula="of:=[.F7]*[.G7]*(10^-3)" office:value-type="float" office:value="103.370062900905" calcext:value-type="float">
            <text:p>103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21"/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In million cycles</text:p>
          </table:table-cell>
          <table:table-cell table:number-columns-repeated="5"/>
          <table:table-cell office:value-type="string" calcext:value-type="string">
            <text:p>In seconds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 calcext:value-type="string">
            <text:p>based on bench_all</text:p>
          </table:table-cell>
          <table:table-cell table:number-columns-repeated="5"/>
          <table:table-cell office:value-type="string" calcext:value-type="string">
            <text:p>Absolute execution time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Minimum</text:p>
          </table:table-cell>
          <table:table-cell table:style-name="ce8" table:formula="of:=MIN([.C2:.C7])" office:value-type="float" office:value="511.25" calcext:value-type="float">
            <text:p>511</text:p>
          </table:table-cell>
          <table:table-cell table:style-name="ce8" table:formula="of:=MIN([.D2:.D7])" office:value-type="float" office:value="0" calcext:value-type="float">
            <text:p>0</text:p>
          </table:table-cell>
          <table:table-cell table:style-name="ce8" table:formula="of:=MIN([.E2:.E7])" office:value-type="float" office:value="40011203.1368783" calcext:value-type="float">
            <text:p>40011203</text:p>
          </table:table-cell>
          <table:table-cell table:style-name="ce8" table:formula="of:=MIN([.F2:.F7])" office:value-type="float" office:value="23.332" calcext:value-type="float">
            <text:p>23</text:p>
          </table:table-cell>
          <table:table-cell table:style-name="ce8" table:formula="of:=MIN([.G2:.G7])" office:value-type="float" office:value="4001.348459" calcext:value-type="float">
            <text:p>4001</text:p>
          </table:table-cell>
          <table:table-cell table:formula="of:=MIN([.H2:.H7])" office:value-type="float" office:value="0" calcext:value-type="float">
            <text:p>0</text:p>
          </table:table-cell>
          <table:table-cell table:formula="of:=MIN([.I2:.I7])" office:value-type="float" office:value="12186.447" calcext:value-type="float">
            <text:p>12186</text:p>
          </table:table-cell>
          <table:table-cell table:formula="of:=MIN([.J2:.J7])" office:value-type="float" office:value="2045689.39966375" calcext:value-type="float">
            <text:p>2045689</text:p>
          </table:table-cell>
          <table:table-cell table:formula="of:=MIN([.K2:.K7])" office:value-type="float" office:value="0" calcext:value-type="float">
            <text:p>0</text:p>
          </table:table-cell>
          <table:table-cell table:formula="of:=MIN([.L2:.L7])" office:value-type="float" office:value="0" calcext:value-type="float">
            <text:p>0</text:p>
          </table:table-cell>
          <table:table-cell table:formula="of:=MIN([.M2:.M7])" office:value-type="float" office:value="96.50023236922" calcext:value-type="float">
            <text:p>97</text:p>
          </table:table-cell>
          <table:table-cell table:number-columns-repeated="101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pa.H2:ppa.H7">
            <calcext:condition calcext:apply-style-name="Untitled1" calcext:value="=[$ppa.$H$11]" calcext:base-cell-address="ppa.H2"/>
          </calcext:conditional-format>
          <calcext:conditional-format calcext:target-range-address="ppa.I2:ppa.I7">
            <calcext:condition calcext:apply-style-name="Untitled1" calcext:value="=[$ppa.$I$11]" calcext:base-cell-address="ppa.I2"/>
          </calcext:conditional-format>
          <calcext:conditional-format calcext:target-range-address="ppa.J2:ppa.J7">
            <calcext:condition calcext:apply-style-name="Untitled1" calcext:value="=[$ppa.$J$11]" calcext:base-cell-address="ppa.J2"/>
          </calcext:conditional-format>
          <calcext:conditional-format calcext:target-range-address="ppa.K2:ppa.K7">
            <calcext:condition calcext:apply-style-name="Untitled1" calcext:value="=[$ppa.$K$11]" calcext:base-cell-address="ppa.K2"/>
          </calcext:conditional-format>
          <calcext:conditional-format calcext:target-range-address="ppa.L2:ppa.L7">
            <calcext:condition calcext:apply-style-name="Untitled1" calcext:value="=[$ppa.$L$11]" calcext:base-cell-address="ppa.L2"/>
          </calcext:conditional-format>
          <calcext:conditional-format calcext:target-range-address="ppa.M2:ppa.M7">
            <calcext:condition calcext:apply-style-name="Untitled1" calcext:value="=[$ppa.$M$11]" calcext:base-cell-address="ppa.M2"/>
          </calcext:conditional-format>
          <calcext:conditional-format calcext:target-range-address="ppa.C2:ppa.C7">
            <calcext:condition calcext:apply-style-name="Untitled1" calcext:value="=[$ppa.$C$11]" calcext:base-cell-address="ppa.C2"/>
          </calcext:conditional-format>
          <calcext:conditional-format calcext:target-range-address="ppa.D2:ppa.D7">
            <calcext:condition calcext:apply-style-name="Untitled1" calcext:value="=[$ppa.$D$11]" calcext:base-cell-address="ppa.D2"/>
          </calcext:conditional-format>
          <calcext:conditional-format calcext:target-range-address="ppa.E2:ppa.E7">
            <calcext:condition calcext:apply-style-name="Untitled1" calcext:value="=[$ppa.$E$11]" calcext:base-cell-address="ppa.E2"/>
          </calcext:conditional-format>
          <calcext:conditional-format calcext:target-range-address="ppa.F2:ppa.F7">
            <calcext:condition calcext:apply-style-name="Untitled1" calcext:value="=[$ppa.$F$11]" calcext:base-cell-address="ppa.F2"/>
          </calcext:conditional-format>
          <calcext:conditional-format calcext:target-range-address="ppa.G2:ppa.G7">
            <calcext:condition calcext:apply-style-name="Untitled1" calcext:value="=[$ppa.$G$11]" calcext:base-cell-address="ppa.G2"/>
          </calcext:conditional-format>
        </calcext:conditional-formats>
      </table:table>
      <table:table table:name="area" table:style-name="ta1">
        <table:table-column table:style-name="co12" table:number-columns-repeated="2" table:default-cell-style-name="Default"/>
        <table:table-column table:style-name="co1" table:default-cell-style-name="Default"/>
        <table:table-column table:style-name="co13" table:number-columns-repeated="2" table:default-cell-style-name="Default"/>
        <table:table-column table:style-name="co2" table:number-columns-repeated="1019" table:default-cell-style-name="Default"/>
        <table:table-row table:style-name="ro2">
          <table:table-cell table:formula="of:=[ppa.A1]" office:value-type="string" office:string-value="RAM" calcext:value-type="string">
            <text:p>RAM</text:p>
          </table:table-cell>
          <table:table-cell table:formula="of:=[ppa.B1]" office:value-type="string" office:string-value="Cache" calcext:value-type="string">
            <text:p>Cache</text:p>
          </table:table-cell>
          <table:table-cell office:value-type="string" calcext:value-type="string">
            <text:p>Slices</text:p>
          </table:table-cell>
          <table:table-cell office:value-type="string" calcext:value-type="string">
            <text:p>Slices available</text:p>
          </table:table-cell>
          <table:table-cell office:value-type="string" calcext:value-type="string">
            <text:p>FIFO16/RAMB16</text:p>
          </table:table-cell>
          <table:table-cell office:value-type="string" calcext:value-type="string">
            <text:p>Aclb</text:p>
          </table:table-cell>
          <table:table-cell office:value-type="string" calcext:value-type="string">
            <text:p>AREA (Aclb)</text:p>
          </table:table-cell>
          <table:table-cell table:number-columns-repeated="1017"/>
        </table:table-row>
        <table:table-row table:style-name="ro2">
          <table:table-cell table:formula="of:=[ppa.A2]" office:value-type="string" office:string-value="2MB" calcext:value-type="string">
            <text:p>2MB</text:p>
          </table:table-cell>
          <table:table-cell table:formula="of:=[ppa.B2]" office:value-type="string" office:string-value="4kB" calcext:value-type="string">
            <text:p>4kB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[.E2])+(([.C2]/4)*[.F2])" office:value-type="float" office:value="514.5" calcext:value-type="float">
            <text:p>514.5</text:p>
          </table:table-cell>
          <table:table-cell office:value-type="string" calcext:value-type="string">
            <text:p>was:</text:p>
          </table:table-cell>
          <table:table-cell office:value-type="float" office:value="2102" calcext:value-type="float">
            <text:p>2102</text:p>
          </table:table-cell>
          <table:table-cell table:number-columns-repeated="1015"/>
        </table:table-row>
        <table:table-row table:style-name="ro2">
          <table:table-cell table:formula="of:=[ppa.A3]" office:value-type="string" office:string-value="2MB" calcext:value-type="string">
            <text:p>2MB</text:p>
          </table:table-cell>
          <table:table-cell table:formula="of:=[ppa.B3]" office:value-type="string" office:string-value="8kB" calcext:value-type="string">
            <text:p>8kB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[.E3])+(([.C3]/4)*[.F3])" office:value-type="float" office:value="512.5" calcext:value-type="float">
            <text:p>512.5</text:p>
          </table:table-cell>
          <table:table-cell table:number-columns-repeated="1017"/>
        </table:table-row>
        <table:table-row table:style-name="ro2">
          <table:table-cell table:formula="of:=[ppa.A4]" office:value-type="string" office:string-value="2MB" calcext:value-type="string">
            <text:p>2MB</text:p>
          </table:table-cell>
          <table:table-cell table:formula="of:=[ppa.B4]" office:value-type="string" office:string-value="16kB" calcext:value-type="string">
            <text:p>16kB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[.E4])+(([.C4]/4)*[.F4])" office:value-type="float" office:value="531.5" calcext:value-type="float">
            <text:p>531.5</text:p>
          </table:table-cell>
          <table:table-cell table:number-columns-repeated="1017"/>
        </table:table-row>
        <table:table-row table:style-name="ro2">
          <table:table-cell table:style-name="ce2" table:formula="of:=[ppa.A5]" office:value-type="string" office:string-value="4MB" calcext:value-type="string">
            <text:p>4MB</text:p>
          </table:table-cell>
          <table:table-cell table:style-name="ce2" table:formula="of:=[ppa.B5]" office:value-type="string" office:string-value="4kB" calcext:value-type="string">
            <text:p>4kB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formula="of:=([.E5])+(([.C5]/4)*[.F5])" office:value-type="float" office:value="516.5" calcext:value-type="float">
            <text:p>516.5</text:p>
          </table:table-cell>
          <table:table-cell table:style-name="ce2" office:value-type="string" calcext:value-type="string">
            <text:p>was:</text:p>
          </table:table-cell>
          <table:table-cell office:value-type="float" office:value="2108" calcext:value-type="float">
            <text:p>2108</text:p>
          </table:table-cell>
          <table:table-cell table:style-name="ce2" table:number-columns-repeated="1015"/>
        </table:table-row>
        <table:table-row table:style-name="ro2">
          <table:table-cell table:formula="of:=[ppa.A6]" office:value-type="string" office:string-value="4MB" calcext:value-type="string">
            <text:p>4MB</text:p>
          </table:table-cell>
          <table:table-cell table:formula="of:=[ppa.B6]" office:value-type="string" office:string-value="8kB" calcext:value-type="string">
            <text:p>8kB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[.E6])+(([.C6]/4)*[.F6])" office:value-type="float" office:value="511.25" calcext:value-type="float">
            <text:p>511.25</text:p>
          </table:table-cell>
          <table:table-cell table:number-columns-repeated="1017"/>
        </table:table-row>
        <table:table-row table:style-name="ro2">
          <table:table-cell table:formula="of:=[ppa.A7]" office:value-type="string" office:string-value="4MB" calcext:value-type="string">
            <text:p>4MB</text:p>
          </table:table-cell>
          <table:table-cell table:formula="of:=[ppa.B7]" office:value-type="string" office:string-value="16kB" calcext:value-type="string">
            <text:p>16kB</text:p>
          </table:table-cell>
          <table:table-cell office:value-type="float" office:value="2072" calcext:value-type="float">
            <text:p>2072</text:p>
          </table:table-cell>
          <table:table-cell office:value-type="float" office:value="25280" calcext:value-type="float">
            <text:p>252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[.E7])+(([.C7]/4)*[.F7])" office:value-type="float" office:value="532" calcext:value-type="float">
            <text:p>532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LB is 4 interconnected slice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0:38:00.81328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6:30:56.288483835</meta:creation-date>
    <dc:date>2017-06-02T12:36:05.151501893</dc:date>
    <meta:editing-duration>P1DT4H51M33S</meta:editing-duration>
    <meta:editing-cycles>58</meta:editing-cycles>
    <meta:generator>LibreOffice/5.1.6.2$Linux_X86_64 LibreOffice_project/10m0$Build-2</meta:generator>
    <meta:document-statistic meta:table-count="2" meta:cell-count="152" meta:object-count="0"/>
    <meta:user-defined meta:name="qrichtext">1</meta:user-defined>
  </office:meta>
</office:document-meta>
</file>